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row table:style-name="ro2">
          <table:table-cell table:style-name="ce1" office:value-type="string">
            <text:p>start_mountain</text:p>
          </table:table-cell>
          <table:table-cell table:style-name="ce1"/>
          <table:table-cell table:number-columns-repeated="2"/>
          <table:table-cell office:value-type="string">
            <text:p>warm-up</text:p>
          </table:table-cell>
          <table:table-cell office:value-type="float" office:value="4">
            <text:p>4</text:p>
          </table:table-cell>
          <table:table-cell table:style-name="ce1"/>
        </table:table-row>
        <table:table-row table:style-name="ro2">
          <table:table-cell office:value-type="string">
            <text:p>mountain</text:p>
          </table:table-cell>
          <table:table-cell table:number-columns-repeated="3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rms_up</text:p>
          </table:table-cell>
          <table:table-cell table:number-columns-repeated="3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forward_fold</text:p>
          </table:table-cell>
          <table:table-cell table:number-columns-repeated="3"/>
          <table:table-cell office:value-type="string">
            <text:p>warm-up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old_forward_fold</text:p>
          </table:table-cell>
          <table:table-cell table:number-columns-repeated="3"/>
          <table:table-cell office:value-type="string">
            <text:p>warm-up</text:p>
          </table:table-cell>
          <table:table-cell table:style-name="ce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hair</text:p>
          </table:table-cell>
          <table:table-cell table:number-columns-repeated="3"/>
          <table:table-cell office:value-type="string">
            <text:p>warm-up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monkey</text:p>
          </table:table-cell>
          <table:table-cell table:number-columns-repeated="3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unners_lunge</text:p>
          </table:table-cell>
          <table:table-cell table:number-columns-repeated="3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ank</text:p>
          </table:table-cell>
          <table:table-cell table:number-columns-repeated="3"/>
          <table:table-cell office:value-type="string">
            <text:p>warm-up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table_top</text:p>
          </table:table-cell>
          <table:table-cell table:number-columns-repeated="3"/>
          <table:table-cell office:value-type="string">
            <text:p>warm-up</text:p>
          </table:table-cell>
          <table:table-cell table:number-columns-repeated="2"/>
        </table:table-row>
        <table:table-row table:style-name="ro2">
          <table:table-cell office:value-type="string">
            <text:p>down_dog</text:p>
          </table:table-cell>
          <table:table-cell table:number-columns-repeated="3"/>
          <table:table-cell office:value-type="string">
            <text:p>warm-up</text:p>
          </table:table-cell>
          <table:table-cell table:number-columns-repeated="2"/>
        </table:table-row>
        <table:table-row table:style-name="ro2">
          <table:table-cell office:value-type="string">
            <text:p>hold_down_dog</text:p>
          </table:table-cell>
          <table:table-cell table:number-columns-repeated="3"/>
          <table:table-cell office:value-type="string">
            <text:p>warm-up</text:p>
          </table:table-cell>
          <table:table-cell table:number-columns-repeated="2"/>
        </table:table-row>
        <table:table-row table:style-name="ro2">
          <table:table-cell office:value-type="string">
            <text:p>cobra</text:p>
          </table:table-cell>
          <table:table-cell table:number-columns-repeated="3"/>
          <table:table-cell office:value-type="string">
            <text:p>warm-up</text:p>
          </table:table-cell>
          <table:table-cell table:number-columns-repeated="2"/>
        </table:table-row>
        <table:table-row table:style-name="ro4">
          <table:table-cell office:value-type="string">
            <text:p>childs_pose</text:p>
          </table:table-cell>
          <table:table-cell table:number-columns-repeated="3"/>
          <table:table-cell office:value-type="string">
            <text:p>warm-up</text:p>
          </table:table-cell>
          <table:table-cell table:number-columns-repeated="2"/>
        </table:table-row>
        <table:table-row table:style-name="ro2">
          <table:table-cell office:value-type="string">
            <text:p>seated</text:p>
          </table:table-cell>
          <table:table-cell table:number-columns-repeated="3"/>
          <table:table-cell office:value-type="string">
            <text:p>warm-up</text:p>
          </table:table-cell>
          <table:table-cell table:number-columns-repeated="2"/>
        </table:table-row>
        <table:table-row table:style-name="ro2">
          <table:table-cell office:value-type="string">
            <text:p>three_leg_down_dog</text:p>
          </table:table-cell>
          <table:table-cell table:number-columns-repeated="3"/>
          <table:table-cell office:value-type="string">
            <text:p>warm-up</text:p>
          </table:table-cell>
          <table:table-cell table:number-columns-repeated="2"/>
        </table:table-row>
        <table:table-row table:style-name="ro4">
          <table:table-cell table:style-name="ce1" office:value-type="string">
            <text:p>padangusth</text:p>
          </table:table-cell>
          <table:table-cell table:style-name="ce1"/>
          <table:table-cell table:style-name="ce2" table:number-columns-repeated="2"/>
          <table:table-cell table:style-name="ce1" office:value-type="string">
            <text:p>warrior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padahast</text:p>
          </table:table-cell>
          <table:table-cell table:style-name="ce1"/>
          <table:table-cell table:style-name="ce2" table:number-columns-repeated="2"/>
          <table:table-cell table:style-name="ce1" office:value-type="string">
            <text:p>warrior</text:p>
          </table:table-cell>
          <table:table-cell table:style-name="ce2"/>
          <table:table-cell/>
        </table:table-row>
        <table:table-row table:style-name="ro2">
          <table:table-cell office:value-type="string">
            <text:p>Warrior1</text:p>
          </table:table-cell>
          <table:table-cell/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>
          <table:table-cell office:value-type="string">
            <text:p>Warrior1</text:p>
          </table:table-cell>
          <table:table-cell/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parsvottan</text:p>
          </table:table-cell>
          <table:table-cell/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parsvottan</text:p>
          </table:table-cell>
          <table:table-cell/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>
          <table:table-cell office:value-type="string">
            <text:p>Warrior2</text:p>
          </table:table-cell>
          <table:table-cell/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>
          <table:table-cell office:value-type="string">
            <text:p>Warrior2</text:p>
          </table:table-cell>
          <table:table-cell/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>
          <table:table-cell office:value-type="string">
            <text:p>Reverse_Warrior</text:p>
          </table:table-cell>
          <table:table-cell/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>
          <table:table-cell office:value-type="string">
            <text:p>Reverse_Warrior</text:p>
          </table:table-cell>
          <table:table-cell/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>
          <table:table-cell office:value-type="string">
            <text:p>side_angle</text:p>
          </table:table-cell>
          <table:table-cell/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>
          <table:table-cell office:value-type="string">
            <text:p>side_angle</text:p>
          </table:table-cell>
          <table:table-cell/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>
          <table:table-cell office:value-type="string">
            <text:p>Inverted_side_angle</text:p>
          </table:table-cell>
          <table:table-cell/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>
          <table:table-cell office:value-type="string">
            <text:p>Inverted_side_angle</text:p>
          </table:table-cell>
          <table:table-cell/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Utthita_Pars</text:p>
          </table:table-cell>
          <table:table-cell/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utthita_Pars</text:p>
          </table:table-cell>
          <table:table-cell/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parivrtta_Pars</text:p>
          </table:table-cell>
          <table:table-cell/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parivrtta_Pars</text:p>
          </table:table-cell>
          <table:table-cell/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prasaritaA</text:p>
          </table:table-cell>
          <table:table-cell table:number-columns-repeated="3"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prasaritaB</text:p>
          </table:table-cell>
          <table:table-cell table:number-columns-repeated="3"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prasaritaC</text:p>
          </table:table-cell>
          <table:table-cell table:number-columns-repeated="3"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prasaritaD</text:p>
          </table:table-cell>
          <table:table-cell table:number-columns-repeated="3"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4">
          <table:table-cell office:value-type="string">
            <text:p>*vinyassa</text:p>
          </table:table-cell>
          <table:table-cell table:number-columns-repeated="3"/>
          <table:table-cell table:style-name="ce1" office:value-type="string">
            <text:p>warrior</text:p>
          </table:table-cell>
          <table:table-cell table:number-columns-repeated="2"/>
        </table:table-row>
        <table:table-row table:style-name="ro2" table:number-rows-repeated="1048535">
          <table:table-cell table:number-columns-repeated="7"/>
        </table:table-row>
        <table:table-row table:style-name="ro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7:29:12</meta:creation-date>
    <meta:generator>LibreOffice/3.5$Linux_X86_64 LibreOffice_project/350m1$Build-2</meta:generator>
    <dc:date>2013-07-26T15:13:47</dc:date>
    <meta:editing-duration>PT3H4M</meta:editing-duration>
    <meta:editing-cycles>8</meta:editing-cycles>
    <meta:document-statistic meta:table-count="3" meta:cell-count="103" meta:object-count="0"/>
  </office:meta>
</office:document-meta>
</file>